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4"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2929in"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Heading_20_1" style:master-page-name="Front_20_Matter">
      <style:paragraph-properties style:page-number="auto"/>
      <style:text-properties fo:language="en" fo:country="US" officeooo:paragraph-rsid="0084f830"/>
    </style:style>
    <style:style style:name="P20" style:family="paragraph" style:parent-style-name="Heading_20_2">
      <style:text-properties officeooo:paragraph-rsid="0084f830"/>
    </style:style>
    <style:style style:name="P21" style:family="paragraph" style:parent-style-name="Heading_20_3">
      <style:text-properties officeooo:paragraph-rsid="0084f830"/>
    </style:style>
    <style:style style:name="P22" style:family="paragraph" style:parent-style-name="Heading_20_3">
      <style:text-properties fo:language="en" fo:country="US" officeooo:paragraph-rsid="0084f830"/>
    </style:style>
    <style:style style:name="P23" style:family="paragraph" style:parent-style-name="Heading_20_Note">
      <style:text-properties officeooo:paragraph-rsid="0084f830"/>
    </style:style>
    <style:style style:name="P24"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4" fo:font-size="11pt" officeooo:rsid="007ffb0a" style:font-size-asian="10.5pt"/>
    </style:style>
    <style:style style:name="T7" style:family="text">
      <style:text-properties style:font-name="Liberation Sans4" fo:font-size="11pt" officeooo:rsid="00c0a181" style:font-size-asian="10.5pt"/>
    </style:style>
    <style:style style:name="T8" style:family="text">
      <style:text-properties style:font-name="Liberation Sans4" fo:font-size="11pt" fo:font-weight="normal" officeooo:rsid="007ffb0a" style:font-size-asian="10.5pt" style:font-weight-asian="normal" style:font-weight-complex="normal"/>
    </style:style>
    <style:style style:name="T9" style:family="text">
      <style:text-properties style:font-name="Liberation Sans4" fo:font-size="11pt" fo:font-weight="normal" officeooo:rsid="00c0a181" style:font-size-asian="10.5pt" style:font-weight-asian="normal" style:font-weight-complex="normal"/>
    </style:style>
    <style:style style:name="T10" style:family="text">
      <style:text-properties style:font-name="Liberation Sans4"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4" fo:font-size="24pt" officeooo:rsid="001f0121" style:font-size-asian="10.5pt"/>
    </style:style>
    <style:style style:name="T24" style:family="text">
      <style:text-properties style:font-name="Liberation Sans1" fo:font-style="italic" officeooo:rsid="00c0a181" style:font-size-asian="10.5pt"/>
    </style:style>
    <style:style style:name="T25" style:family="text">
      <style:text-properties style:font-name="Liberation Sans1" fo:font-style="italic" officeooo:rsid="00c0cdb9" style:font-size-asian="10.5pt"/>
    </style:style>
    <style:style style:name="T26" style:family="text">
      <style:text-properties style:font-name="Liberation Sans1" fo:font-style="italic" officeooo:rsid="00cc6c03" style:font-size-asian="10.5pt"/>
    </style:style>
    <style:style style:name="T27" style:family="text">
      <style:text-properties officeooo:rsid="00c0cdb9"/>
    </style:style>
    <style:style style:name="T28" style:family="text">
      <style:text-properties style:font-name="Liberation Sans" fo:font-size="13pt" fo:font-weight="bold" officeooo:rsid="00c2aa41" style:font-size-asian="10.5pt" style:font-weight-asian="bold" style:font-weight-complex="bold"/>
    </style:style>
    <style:style style:name="T29" style:family="text">
      <style:text-properties officeooo:rsid="00cc6c03"/>
    </style:style>
    <style:style style:name="T30"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13"><text:span text:style-name="T21">Příručka LibreOffice Online 6.</text:span><text:span text:style-name="T23">3</text:span><text:span text:style-name="T22"/></text:p>
      <text:p text:style-name="Title">Kapitola 3<text:line-break/>Nastavení LibreOffice Online</text:p>
      <text:p text:style-name="Subtitle"/>
      <text:section text:style-name="Sect1" text:name="LOOLG6303-S01" text:condition="ooow:book eq 1" text:display="condition">
        <text:h text:style-name="P19" text:outline-level="1"><text:bookmark-start text:name="__RefHeading___Toc74045_457627304"/>Autorská práva<text:bookmark-end text:name="__RefHeading___Toc74045_457627304"/></text:h>
        <text:p text:style-name="P10">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20" text:outline-level="2"><text:bookmark-start text:name="__RefHeading__5638_1566568644"/>Přispěvatelé<text:bookmark-end text:name="__RefHeading__5638_1566568644"/></text:h>
        <text:p text:style-name="P10">Tato příručka <text:span text:style-name="T20">pro LibreOffice Online verze 6.3 byla napsána jako součást </text:span><text:a xlink:type="simple" xlink:href="https://developers.google.com/season-of-docs/" text:style-name="Internet_20_link" text:visited-style-name="Visited_20_Internet_20_Link"><text:span text:style-name="T20">Google Season of Docs 2019</text:span></text:a><text:span text:style-name="T20">.</text:span></text:p>
        <text:h text:style-name="P21"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2"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0"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4054360" text:style-name="Heading_20_Note">
          <text:list-item>
            <text:p text:style-name="P23">Poznámka:</text:p>
          </text:list-item>
        </text:list>
        <text:p text:style-name="P4">Vše, co do e-mailové konference pošlete, včetně e-mailové adresy a dalších osobních informací uvedených ve zprávě, bude veřejně viditelné bez možnosti smazání.</text:p>
        <text:h text:style-name="P20" text:outline-level="2"><text:bookmark-start text:name="__RefHeading__5644_1566568644"/>Datum vydání a verze programu<text:bookmark-end text:name="__RefHeading__5644_1566568644"/></text:h>
        <text:p text:style-name="Text_20_body"><text:span text:style-name="Emphasis">Anglický originál byl vydán v </text:span><text:span text:style-name="Emphasis"><text:date style:data-style-name="N34" text:date-value="2020-01-24T16:06:51.964960000">lednu</text:date></text:span><text:span text:style-name="Emphasis"><text:s/></text:span><text:span text:style-name="Emphasis"><text:date style:data-style-name="N121" text:date-value="2020-01-24T16:06:51.965054296">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5"><text:a xlink:type="simple" xlink:href="#__RefHeading___Toc74045_45762730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74047_457627304" text:style-name="Index_20_Link" text:visited-style-name="Index_20_Link">Vaše instalace LibreOffice Online<text:tab/>3</text:a></text:p>
            <text:p text:style-name="P16"><text:a xlink:type="simple" xlink:href="#__RefHeading___Toc74049_457627304" text:style-name="Index_20_Link" text:visited-style-name="Index_20_Link">Přihlášení do cloudové služby<text:tab/>3</text:a></text:p>
            <text:p text:style-name="P16"><text:a xlink:type="simple" xlink:href="#__RefHeading___Toc74051_457627304" text:style-name="Index_20_Link" text:visited-style-name="Index_20_Link">Instalace integračního pluginu cloudové služby/LibreOffice Online<text:tab/>4</text:a></text:p>
          </text:index-body>
        </text:table-of-content>
        <text:p text:style-name="Page_20_Break"><text:span text:style-name="Emphasis"/></text:p>
      </text:section>
      <text:h text:style-name="Heading_20_1" text:outline-level="1"><text:bookmark-start text:name="__RefHeading___Toc74047_457627304"/>Vaše instalace LibreOffice Online<text:bookmark-end text:name="__RefHeading___Toc74047_457627304"/></text:h>
      <text:p text:style-name="Text_20_body">V tomto okamžiku je nainstalován LibreOffice, ale ještě není připojen k vaší hostitelské aplikaci. Je třeba nastavit tuto hostitelskou aplikaci, aby používala LOOL, když provedeme akci otevření souboru v kompatibilním formátu OpenDocument pro úpravy.</text:p>
      <text:list xml:id="list160652206559158" text:continue-numbering="true" text:style-name="Heading_20_Note">
        <text:list-item>
          <text:p text:style-name="P24"><text:span text:style-name="T27">Poznámka: </text:span>Použitelnost</text:p>
        </text:list-item>
      </text:list>
      <text:p text:style-name="P3">Následující oddíly platí pouze v případě, že jste instalovali pomocí Dockeru nebo Linuxovými balíčky. Pokud používáte VM appliance, mělo by být již vše pro vás nastaveno.</text:p>
      <text:h text:style-name="Heading_20_2" text:outline-level="2"><text:bookmark-start text:name="__RefHeading___Toc74049_457627304"/>Přihlášení do cloudové služby<text:bookmark-end text:name="__RefHeading___Toc74049_457627304"/></text:h>
      <text:p text:style-name="Text_20_body">Navštívíme svou instalaci cloudové služby pomocí webového prohlížeče — můžeme použít IP adresu serveru, na kterém jsme ji nainstalovali. Pokud používáme existující cloudovou instalaci, můžeme použít své stávající uživatelské jméno a heslo.</text:p>
      <text:p text:style-name="Text_20_body">Pokud jsme postupovali dle instrukcí v poslední kapitole a naše instance cloudové instance je zcela nová, bude nutné dokončit krátký proces nastavení. Na první obrazovce uvedeme jméno svého účtu pro správu a nastavíme heslo tohoto účtu.</text:p>
      <text:p text:style-name="Figure"><draw:frame draw:style-name="fr1" draw:name="Frame1" text:anchor-type="as-char" svg:width="6.6929in" draw:z-index="1"><draw:text-box fo:min-height="4.6591in"><text:p text:style-name="P14"><draw:frame draw:style-name="fr2" draw:name="Image2" text:anchor-type="paragraph" svg:width="6.5902in" style:rel-width="98%" svg:height="4.5874in" style:rel-height="scale" draw:z-index="2"><draw:image xlink:href="Pictures/10000201000004FD00000379CB56720142668CA2.png" xlink:type="simple" xlink:show="embed" xlink:actuate="onLoad" loext:mime-type="image/png"/></draw:frame>Obrázek <text:sequence text:ref-name="refFigure0" text:name="Figure" text:formula="ooow:Figure+1" style:num-format="1">1</text:sequence>: <text:span text:style-name="T26">V</text:span>elmi krátké nastavení pro instalaci cloudové služby pomocí Dockeru</text:p></draw:text-box></draw:frame></text:p>
      <text:p text:style-name="P6">Po přihlášení se dostaneme na domovskou obrazovku cloudové služby.</text:p>
      <text:h text:style-name="Heading_20_2" text:outline-level="2"><text:bookmark-start text:name="__RefHeading___Toc74051_457627304"/>Instalace integračního pluginu cloudové služby/LibreOffice Online<text:bookmark-end text:name="__RefHeading___Toc74051_457627304"/></text:h>
      <text:p text:style-name="P8"><text:span text:style-name="T11">Dalším krokem je propojení následující naší instance </text:span><text:span text:style-name="T6">c</text:span><text:span text:style-name="T11">loudové </text:span><text:span text:style-name="T6">s</text:span><text:span text:style-name="T11">lužby s </text:span><text:span text:style-name="T6">L</text:span><text:span text:style-name="T7">ibreOffice</text:span><text:span text:style-name="T11">. Nejprve musíme nainstalovat nezbytnou cloudovou aplikaci, </text:span><text:span text:style-name="T6">b</text:span><text:span text:style-name="T7">ěžně </text:span><text:span text:style-name="T11">se využívá Instalátor aplikací v cloudové službě, takže otevřeme nabídku účtu v pravém horním rohu obrazovky, a zvolíme  </text:span><text:span text:style-name="T14">+ Apps</text:span><text:span text:style-name="T17">. Klepneme na </text:span><text:span text:style-name="T14">Office </text:span><text:soft-page-break/><text:span text:style-name="T14">&amp; text</text:span><text:span text:style-name="T17"> a vyhledáme v seznamu Collabora </text:span><text:span text:style-name="T19">Online </text:span><text:span text:style-name="T17">app. Klepneme na tlačítko </text:span><text:span text:style-name="T14">Download &amp; enable</text:span><text:span text:style-name="T17">, abychom aplikaci nainstalovali.</text:span></text:p>
      <text:p text:style-name="P9"><draw:frame draw:style-name="fr1" draw:name="Frame2" text:anchor-type="as-char" svg:width="6.6929in" draw:z-index="3"><draw:text-box fo:min-height="4.5047in"><text:p text:style-name="Figure"><draw:frame draw:style-name="fr2" draw:name="Image3" text:anchor-type="paragraph" svg:width="6.5902in" style:rel-width="98%" svg:height="4.4354in" style:rel-height="scale" draw:z-index="4"><draw:image xlink:href="Pictures/10000201000004F9000003595071D33680835E46.png" xlink:type="simple" xlink:show="embed" xlink:actuate="onLoad" loext:mime-type="image/png"/></draw:frame><text:span text:style-name="T12"><text:line-break/></text:span>Obrázek <text:sequence text:ref-name="refFigure1" text:name="Figure" text:formula="ooow:Figure+1" style:num-format="1">2</text:sequence>: <text:span text:style-name="T29">A</text:span>plikace <text:span text:style-name="T25">C</text:span>ollabora <text:span text:style-name="T25">Online</text:span> v <text:span text:style-name="T25"/> <text:span text:style-name="T27">populárním </text:span>cloudovém obchodu s aplikacemi</text:p></draw:text-box></draw:frame></text:p>
      <text:p text:style-name="P8"><text:span text:style-name="T11">Po instalaci neuvidíme žádnou okamžitou změnu. Klepneme znovu na nabídku účtu a zvolíme </text:span><text:span text:style-name="T14">Nastavení</text:span><text:span text:style-name="T17">. Zde uvidíme novou položku pro </text:span><text:span text:style-name="T14">Collabora Online</text:span><text:span text:style-name="T17"> v sekci </text:span><text:span text:style-name="T14">Administrace</text:span><text:span text:style-name="T17"> na obrazovce </text:span><text:span text:style-name="T14">Nastavení</text:span><text:span text:style-name="T17">. Vybereme tuto možnost a poté zadáme adresu URL a port pro naši instalaci  </text:span><text:span text:style-name="T8">L</text:span><text:span text:style-name="T9">ibreOffice</text:span><text:span text:style-name="T17">. Zbývající nastavení můžeme nechat beze změny.</text:span></text:p>
      <text:p text:style-name="P9"><text:soft-page-break/><draw:frame draw:style-name="fr1" draw:name="Frame3" text:anchor-type="as-char" svg:width="6.6929in" draw:z-index="5"><draw:text-box fo:min-height="5.4571in"><text:p text:style-name="Figure"><draw:frame draw:style-name="fr2" draw:name="Image4" text:anchor-type="paragraph" svg:width="6.6in" style:rel-width="99%" svg:height="5.3811in" style:rel-height="scale" draw:z-index="6"><draw:image xlink:href="Pictures/10000201000004FE0000041240EDA72EE98E0BC9.png" xlink:type="simple" xlink:show="embed" xlink:actuate="onLoad" loext:mime-type="image/png"/></draw:frame><text:span text:style-name="T12"><text:line-break/></text:span>Obrázek<text:sequence text:ref-name="refFigure2" text:name="Figure" text:formula="ooow:Figure+1" style:num-format="1">3</text:sequence>: Nastavení Collabora Online v <text:span text:style-name="T24">cloudové službě</text:span></text:p></draw:text-box></draw:frame></text:p>
      <text:p text:style-name="P7"><text:span text:style-name="T16">Nyní se vrátíme do aplikace Soubory a vybereme soubor .ODT (jeden  by měl být ve složce </text:span><text:span text:style-name="T13">Dokumenty</text:span><text:span text:style-name="T16">). Pokud aplikace Dokumenty nezobrazí vybraný soubor nebo zobrazí chybu, vrátíme se zpět a ujistíme se, že hodnoty, které jsme zadali na obrazovce </text:span><text:span text:style-name="T13">Nastavení</text:span><text:span text:style-name="T16"> jsou správné.</text:span></text:p>
      <text:list xml:id="list2664700433" text:style-name="Heading_20_Tip">
        <text:list-item>
          <text:p text:style-name="Heading_20_Tip"><text:span text:style-name="T28">Tip</text:span>: Odstraňování problémů</text:p>
        </text:list-item>
      </text:list>
      <text:p text:style-name="P5"><text:span text:style-name="T17">Pokud jsme </text:span><text:span text:style-name="T18">si jisti, že URL adresa v nastavení </text:span><text:span text:style-name="T10">L</text:span><text:span text:style-name="T9">ibreOffice</text:span><text:span text:style-name="T18"> </text:span><text:span text:style-name="T19">Online </text:span><text:span text:style-name="T18">je správná </text:span><text:span text:style-name="T15"/><text:span text:style-name="T18">, ale stále se nemůžete připojit, zkontrolujeme následující položky. Je instance LOOL skutečně spuštěna? Pokud jste instalovali přes Docker, jsou oba kontejnery ve stejné síti? Pokud vaše adresa URL obsahuje „https“, jste si jisti, že jsou vaše certifikáty platné? Existuje několik různých způsobů, jak může spojení mezi dvěma systémy selhat. Zkuste najít na internetu řešení vašeho konkrétního problém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break-before="auto" fo:break-aft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4" meta:object-count="0" meta:page-count="6" meta:paragraph-count="52" meta:word-count="709" meta:character-count="4414" meta:non-whitespace-character-count="3755"/>
    <meta:user-defined meta:name="Guide Name">Guide Name</meta:user-defined>
    <meta:user-defined meta:name="LibreOffive Version" meta:value-type="float">6.3</meta:user-defined>
  </office:meta>
</office:document-meta>
</file>